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0in" svg:y="1.9531in">
            <draw:object draw:notify-on-update-of-ranges="data.B6:data.D6 data.A7:data.A7 data.B7:data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ubs coun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= writers count = readers count</text:p>
          </table:table-cell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vt*s^-1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2medium</text:p>
          </table:table-cell>
        </table:table-row>
        <table:table-row table:style-name="ro1">
          <table:table-cell office:value-type="string" calcext:value-type="string">
            <text:p>read rate</text:p>
          </table:table-cell>
          <table:table-cell office:value-type="float" office:value="59.647804" calcext:value-type="float">
            <text:p>59.647804</text:p>
          </table:table-cell>
          <table:table-cell office:value-type="float" office:value="96.692286" calcext:value-type="float">
            <text:p>96.692286</text:p>
          </table:table-cell>
          <table:table-cell office:value-type="float" office:value="123.846772" calcext:value-type="float">
            <text:p>123.846772</text:p>
          </table:table-cell>
          <table:table-cell office:value-type="string" calcext:value-type="string">
            <text:p>evt*s^-1</text:p>
          </table:table-cell>
        </table:table-row>
        <table:table-row table:style-name="ro1">
          <table:table-cell office:value-type="string" calcext:value-type="string">
            <text:p>latency 50<text:span text:style-name="T1">th</text:span></text:p>
          </table:table-cell>
          <table:table-cell office:value-type="float" office:value="1.248664" calcext:value-type="float">
            <text:p>1.248664</text:p>
          </table:table-cell>
          <table:table-cell office:value-type="float" office:value="1.135942" calcext:value-type="float">
            <text:p>1.135942</text:p>
          </table:table-cell>
          <table:table-cell office:value-type="float" office:value="0.43742" calcext:value-type="float">
            <text:p>0.437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tency 90<text:span text:style-name="T1">th</text:span></text:p>
          </table:table-cell>
          <table:table-cell office:value-type="float" office:value="1.747317" calcext:value-type="float">
            <text:p>1.747317</text:p>
          </table:table-cell>
          <table:table-cell office:value-type="float" office:value="1.676412" calcext:value-type="float">
            <text:p>1.676412</text:p>
          </table:table-cell>
          <table:table-cell office:value-type="float" office:value="0.596654" calcext:value-type="float">
            <text:p>0.59665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tency 99<text:span text:style-name="T1">th</text:span></text:p>
          </table:table-cell>
          <table:table-cell office:value-type="float" office:value="1.866103" calcext:value-type="float">
            <text:p>1.866103</text:p>
          </table:table-cell>
          <table:table-cell office:value-type="float" office:value="1.733199" calcext:value-type="float">
            <text:p>1.733199</text:p>
          </table:table-cell>
          <table:table-cell office:value-type="float" office:value="0.638522" calcext:value-type="float">
            <text:p>0.638522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1:31:06.806283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09:13:31.087392103</meta:creation-date>
    <dc:date>2023-08-20T11:32:47.760674329</dc:date>
    <meta:editing-duration>P1DT2H33M23S</meta:editing-duration>
    <meta:editing-cycles>8</meta:editing-cycles>
    <meta:generator>LibreOffice/7.5.5.2$Linux_X86_64 LibreOffice_project/50$Build-2</meta:generator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0pt" style:font-size-asian="11pt" style:font-size-complex="11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8" chart:origin="0" chart:interval-maj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maximum="200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7cm" svg:y="0.052cm" chart:style-name="ch2">
          <text:p>Horizontal Scalability</text:p>
        </chart:title>
        <chart:subtitle svg:x="11.471cm" svg:y="1.044cm" chart:style-name="ch3">
          <text:p>clients = subs = 10, 
batch size = 16, 
duration = 4 [min], 
nodes = GKE e2medium,
compute node num = 
data node num</text:p>
        </chart:subtitle>
        <chart:plot-area chart:style-name="ch4" table:cell-range-address="data.B6:data.D7 data.A7:data.A7" chart:data-source-has-labels="column" svg:x="1.514cm" svg:y="0.805cm" svg:width="9.656cm" svg:height="7.618cm">
          <chart:coordinate-region svg:x="2.171cm" svg:y="1.004cm" svg:width="8.905cm" svg:height="6.922cm"/>
          <chart:axis chart:dimension="x" chart:name="primary-x" chart:style-name="ch5">
            <chart:title svg:x="4.85cm" svg:y="8.356cm" chart:style-name="ch6">
              <text:p>total node count</text:p>
            </chart:title>
            <chart:grid chart:style-name="ch7" chart:class="major"/>
          </chart:axis>
          <chart:axis chart:dimension="y" chart:name="primary-y" chart:style-name="ch8">
            <chart:title svg:x="0.376cm" svg:y="5.932cm" chart:style-name="ch9">
              <text:p>throughput [evt*s^-1]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data.B7:data.D7" chart:label-cell-address="data.A7:data.A7" chart:class="chart:scatter">
            <chart:domain table:cell-range-address="data.B6:data.D6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ata.B6:data.D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rate</text:p>
                <draw:g>
                  <svg:desc>data.A7:data.A7</svg:desc>
                </draw:g>
              </table:table-cell>
              <table:table-cell office:value-type="float" office:value="59.647804">
                <text:p>59.647804</text:p>
                <draw:g>
                  <svg:desc>data.B7:data.D7</svg:desc>
                </draw:g>
              </table:table-cell>
              <table:table-cell office:value-type="float" office:value="96.692286">
                <text:p>96.692286</text:p>
              </table:table-cell>
              <table:table-cell office:value-type="float" office:value="123.846772">
                <text:p>123.846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